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4T23:37:18.761000000</dc:date>
    <meta:editing-duration>PT4H45M33S</meta:editing-duration>
    <meta:editing-cycles>49</meta:editing-cycles>
    <meta:generator>LibreOffice/5.0.5.2$Windows_X86_64 LibreOffice_project/55b006a02d247b5f7215fc6ea0fde844b30035b3</meta:generator>
    <meta:document-statistic meta:table-count="0" meta:image-count="0" meta:object-count="0" meta:page-count="17" meta:paragraph-count="258" meta:word-count="7584" meta:character-count="41378" meta:non-whitespace-character-count="33917"/>
  </office:meta>
</office:document-meta>
</file>